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1" style:family="table-row">
      <style:table-row-properties style:min-row-height="0.554cm"/>
    </style:style>
    <style:style style:name="Tableau1.A1" style:family="table-cell">
      <style:table-cell-properties style:vertical-align="bottom" fo:padding="0.097cm" fo:border="none"/>
    </style:style>
    <style:style style:name="P1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 Narrow" fo:font-size="8pt" style:font-size-asian="8pt" style:font-size-complex="8pt"/>
    </style:style>
    <style:style style:name="P3" style:family="paragraph" style:parent-style-name="Standard">
      <style:paragraph-properties fo:text-align="start" style:justify-single-word="false">
        <style:tab-stops>
          <style:tab-stop style:position="11.931cm" style:type="center"/>
        </style:tab-stops>
      </style:paragraph-properties>
      <style:text-properties style:font-name="Arial Narrow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 Narrow" fo:font-size="2pt" fo:font-style="normal" style:font-size-asian="2pt" style:font-style-asian="normal" style:font-size-complex="2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3">%=SIGNATURE_NOM_CAISSE=%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0.52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Hervé Périat</dc:creator>
    <dc:date>2011-01-31T15:36:33</dc:date>
    <meta:editing-cycles>26</meta:editing-cycles>
    <meta:editing-duration>PT32M3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" meta:word-count="3" meta:character-count="24"/>
  </office:meta>
</office:document-meta>
</file>